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9000005B1C2DB6F9AE49FC5AB.png" manifest:media-type="image/png"/>
  <manifest:file-entry manifest:full-path="Pictures/100002010000006B0000006B96EBE90591E0DD39.png" manifest:media-type="image/png"/>
  <manifest:file-entry manifest:full-path="Pictures/1000094B00000B0F00000B0F2EADBA66AC2BDC4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adornments="Bold" style:font-family-generic="modern" style:font-pitch="fixed"/>
    <style:font-face style:name="Liberation Mono" svg:font-family="'Liberation Mono', 'Courier New', Cousine, 'DejaVu Sans Mono', 'Lucida Sans Typewriter'" style:font-family-generic="modern" style:font-pitch="fixed"/>
    <style:font-face style:name="EgyptienneStd-Cd" svg:font-family="EgyptienneStd-Cd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77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fo:min-height="10.479cm"/>
      <style:paragraph-properties style:writing-mode="lr-tb"/>
    </style:style>
    <style:style style:name="gr5" style:family="graphic" style:parent-style-name="standard">
      <style:graphic-properties draw:fill="solid" draw:fill-color="#0d69c8" draw:textarea-vertical-align="middle" draw:auto-grow-height="false" fo:min-height="3.052cm" fo:min-width="10.168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="solid" draw:fill-color="#0d69c8"/>
      <style:paragraph-properties fo:text-align="center"/>
    </style:style>
    <style:style style:name="T1" style:family="text">
      <style:text-properties style:font-name="EgyptienneStd-Cd" fo:font-size="24pt" fo:font-weight="normal" style:font-size-asian="18pt" style:font-size-complex="18pt"/>
    </style:style>
    <style:style style:name="T2" style:family="text">
      <style:text-properties fo:color="#ffff00" fo:font-size="1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6.67cm" svg:height="13.285cm" svg:x="-2.764cm" svg:y="0.768cm">
            <draw:image xlink:href="Pictures/1000094B00000B0F00000B0F2EADBA66AC2BDC47.svg" xlink:type="simple" xlink:show="embed" xlink:actuate="onLoad" loext:mime-type="image/svg+xml">
              <text:p/>
            </draw:image>
            <draw:image xlink:href="Pictures/100002010000006B0000006B96EBE90591E0DD39.png" xlink:type="simple" xlink:show="embed" xlink:actuate="onLoad" loext:mime-type="image/png"/>
          </draw:frame>
          <draw:frame draw:style-name="gr2" draw:text-style-name="P2" draw:layer="layout" svg:width="16.951cm" svg:height="3.028cm" svg:x="2.57cm" svg:y="6.991cm">
            <draw:text-box>
              <text:p><text:span text:style-name="T1">["To be, or not to be, that is the </text:span><text:span text:style-name="T1">question:",</text:span></text:p>
              <text:p><text:span text:style-name="T1">"Whether 'tis nobler in the mind to </text:span><text:span text:style-name="T1">suffer"]</text:span></text:p>
              <text:p><text:s text:c="3"/></text:p>
            </draw:text-box>
          </draw:frame>
        </draw:g>
        <draw:custom-shape draw:style-name="gr3" draw:text-style-name="P1" draw:layer="layout" svg:width="0.001cm" svg:height="0.127cm" svg:x="23.479cm" svg:y="12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8.74cm" svg:height="18.415cm" svg:x="19.565cm" svg:y="1.381cm">
          <draw:image xlink:href="Pictures/10000201000004D9000005B1C2DB6F9AE49FC5AB.png" xlink:type="simple" xlink:show="embed" xlink:actuate="onLoad" loext:mime-type="image/png">
            <text:p/>
          </draw:image>
        </draw:frame>
        <draw:frame draw:style-name="gr4" draw:text-style-name="P4" draw:layer="layout" svg:width="5.969cm" svg:height="10.729cm" svg:x="21.701cm" svg:y="7.924cm">
          <draw:text-box>
            <text:p text:style-name="P3"><text:span text:style-name="T2">{'to': 12, </text:span></text:p>
            <text:p text:style-name="P3"><text:span text:style-name="T2">'be': 0, </text:span></text:p>
            <text:p text:style-name="P3"><text:span text:style-name="T2">'or': 6, </text:span></text:p>
            <text:p text:style-name="P3"><text:span text:style-name="T2">'not': 5, </text:span></text:p>
            <text:p text:style-name="P3"><text:span text:style-name="T2">'that': 9, </text:span></text:p>
            <text:p text:style-name="P3"><text:span text:style-name="T2">'is': 2, </text:span></text:p>
            <text:p text:style-name="P3"><text:span text:style-name="T2">'the': 10, </text:span></text:p>
            <text:p text:style-name="P3"><text:span text:style-name="T2">'question': 7, </text:span></text:p>
            <text:p text:style-name="P3"><text:span text:style-name="T2">'whether': 13, </text:span></text:p>
            <text:p text:style-name="P3"><text:span text:style-name="T2">'tis': 11, </text:span></text:p>
            <text:p text:style-name="P3"><text:span text:style-name="T2">'nobler': 4, </text:span></text:p>
            <text:p text:style-name="P3"><text:span text:style-name="T2">'in': 1, </text:span></text:p>
            <text:p text:style-name="P3"><text:span text:style-name="T2">'mind': 3, </text:span></text:p>
            <text:p text:style-name="P3"><text:span text:style-name="T2">'suffer': 8}</text:span></text:p>
            <text:p text:style-name="P3"/>
          </draw:text-box>
        </draw:frame>
        <draw:custom-shape draw:style-name="gr5" draw:text-style-name="P5" draw:layer="layout" svg:width="10.668cm" svg:height="3.302cm" svg:x="9.001cm" svg:y="13.19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adornments="Bold" style:font-family-generic="modern" style:font-pitch="fixed"/>
    <style:font-face style:name="Liberation Mono" svg:font-family="'Liberation Mono', 'Courier New', Cousine, 'DejaVu Sans Mono', 'Lucida Sans Typewriter'" style:font-family-generic="modern" style:font-pitch="fixed"/>
    <style:font-face style:name="EgyptienneStd-Cd" svg:font-family="EgyptienneStd-Cd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07:38:05.905687208</meta:creation-date>
    <dc:date>2020-07-24T08:19:48.074063141</dc:date>
    <meta:editing-duration>PT51S</meta:editing-duration>
    <meta:editing-cycles>1</meta:editing-cycles>
    <meta:document-statistic meta:object-count="7"/>
    <meta:generator>LibreOffice/6.4.4.2$Linux_X86_64 LibreOffice_project/40$Build-2</meta:generator>
  </office:meta>
</office:document-meta>
</file>